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20pt" officeooo:rsid="00009cec" officeooo:paragraph-rsid="00009cec" style:font-size-asian="20pt" style:font-size-complex="20pt"/>
    </style:style>
    <style:style style:name="P2" style:family="paragraph" style:parent-style-name="Standard">
      <style:text-properties style:font-name="Times New Roman" fo:font-size="14pt" officeooo:rsid="00009cec" officeooo:paragraph-rsid="00009cec" style:font-size-asian="14pt" style:font-size-complex="14pt"/>
    </style:style>
    <style:style style:name="P3" style:family="paragraph" style:parent-style-name="Standard">
      <style:text-properties style:font-name="Times New Roman" fo:font-size="14pt" officeooo:rsid="00009cec" officeooo:paragraph-rsid="00053f16" style:font-size-asian="14pt" style:font-size-complex="14pt"/>
    </style:style>
    <style:style style:name="P4" style:family="paragraph" style:parent-style-name="Standard">
      <style:text-properties style:font-name="Times New Roman" fo:font-size="14pt" officeooo:rsid="000140de" officeooo:paragraph-rsid="00053f16" style:font-size-asian="14pt" style:font-size-complex="14pt"/>
    </style:style>
    <style:style style:name="P5" style:family="paragraph" style:parent-style-name="Standard">
      <style:text-properties style:font-name="Times New Roman" fo:font-size="14pt" officeooo:rsid="000140de" officeooo:paragraph-rsid="000140de" style:font-size-asian="14pt" style:font-size-complex="14pt"/>
    </style:style>
    <style:style style:name="P6" style:family="paragraph" style:parent-style-name="Standard">
      <style:text-properties style:font-name="Times New Roman" fo:font-size="14pt" officeooo:rsid="00009cec" officeooo:paragraph-rsid="0004a48f" style:font-size-asian="14pt" style:font-size-complex="14pt"/>
    </style:style>
    <style:style style:name="P7" style:family="paragraph" style:parent-style-name="Standard">
      <style:text-properties style:font-name="Times New Roman" fo:font-size="14pt" officeooo:rsid="00009cec" officeooo:paragraph-rsid="00020e3d" style:font-size-asian="14pt" style:font-size-complex="14pt"/>
    </style:style>
    <style:style style:name="P8" style:family="paragraph" style:parent-style-name="Standard">
      <style:text-properties style:font-name="Times New Roman" fo:font-size="14pt" officeooo:rsid="00009cec" officeooo:paragraph-rsid="0003e4b8" style:font-size-asian="14pt" style:font-size-complex="14pt"/>
    </style:style>
    <style:style style:name="T1" style:family="text">
      <style:text-properties officeooo:rsid="00053f16"/>
    </style:style>
    <style:style style:name="T2" style:family="text">
      <style:text-properties officeooo:rsid="0004a48f"/>
    </style:style>
    <style:style style:name="T3" style:family="text">
      <style:text-properties officeooo:rsid="000140de"/>
    </style:style>
    <style:style style:name="T4" style:family="text">
      <style:text-properties officeooo:rsid="00020e3d"/>
    </style:style>
    <style:style style:name="T5" style:family="text">
      <style:text-properties officeooo:rsid="0003e4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T REQUEST</text:p>
      <text:p text:style-name="P2"/>
      <text:p text:style-name="P2">SPECIFICA SINTATTICA:</text:p>
      <text:p text:style-name="P2"/>
      <text:p text:style-name="P2">Tipi coinvolti: <text:span text:style-name="T1">request, </text:span>int, char, <text:span text:style-name="T2">string</text:span></text:p>
      <text:p text:style-name="P2"/>
      <text:p text:style-name="P2">Operazioni:</text:p>
      <text:p text:style-name="P2">- newRequest: (void) → request</text:p>
      <text:p text:style-name="P2"><text:tab/>- Crea una nuova richiesta interagendo con l’utente tramite input.</text:p>
      <text:p text:style-name="P2">- getIdRequest: (request) → int</text:p>
      <text:p text:style-name="P2"><text:tab/>- Restituisce il codice identificativo della richiesta.</text:p>
      <text:p text:style-name="P2">- <text:span text:style-name="T1">getType: (request) → char</text:span></text:p>
      <text:p text:style-name="P2"><text:tab/>- <text:span text:style-name="T1">Restituisce un carattere indicativo della tipologia della richiesta</text:span></text:p>
      <text:p text:style-name="P2">- getUrgency: (request) → int</text:p>
      <text:p text:style-name="P2"><text:tab/>- Restituisce il livello di urgenza, da 1 (basso) a 5 (alto).</text:p>
      <text:p text:style-name="P2">- getApartment: (request) → int</text:p>
      <text:p text:style-name="P2"><text:tab/>- Restituisce il numero dell’appartamento che ha inizializzato la richiesta, o 0 <text:tab/> <text:s/>se l’intervento riguarda l’intero edificio.</text:p>
      <text:p text:style-name="P2">- getSubmissionDate: (request) → <text:span text:style-name="T2">string</text:span></text:p>
      <text:p text:style-name="P2"><text:tab/>- Restituisce la data di sottomissione della domanda nel formato<text:tab/> <text:tab/> <text:s text:c="2"/><text:tab/> <text:s/>YYYY/MM/DD</text:p>
      <text:p text:style-name="P2">- getDescription: (request) → <text:span text:style-name="T2">string</text:span></text:p>
      <text:p text:style-name="P3"><text:tab/>- <text:span text:style-name="T1">Restituisce la descrizione della richiesta</text:span></text:p>
      <text:p text:style-name="P3">- <text:span text:style-name="T3">printRequest: (request) → </text:span><text:span text:style-name="T1">void</text:span></text:p>
      <text:p text:style-name="P4"><text:tab/>- Stampa un riepilogo formattato di tutti i dati della richiesta.</text:p>
      <text:p text:style-name="P5">- deallocateRequest: (request) → void</text:p>
      <text:p text:style-name="P5"><text:tab/>- dealloca la memoria allocata per la richiesta.</text:p>
      <text:p text:style-name="P2"/>
      <text:p text:style-name="P2"/>
      <text:p text:style-name="P5">SPECIFICA SEMANTICA:</text:p>
      <text:p text:style-name="P5"/>
      <text:p text:style-name="P5">- newRequest:</text:p>
      <text:p text:style-name="P5"><text:tab/>- Pre-condizioni:</text:p>
      <text:p text:style-name="P5"><text:tab/><text:tab/>- Nessuna</text:p>
      <text:p text:style-name="P5"><text:tab/>- Post-condizione:</text:p>
      <text:p text:style-name="P5"><text:tab/><text:tab/>- Restituisce un puntatore ad una request i cui campi sono stati <text:tab/><text:tab/><text:tab/><text:tab/> <text:s/>inizializzati dall’utente in input. Se l’allocazione fallisce restituisce <text:tab/><text:tab/><text:tab/> <text:s/>NULL.</text:p>
      <text:p text:style-name="P2"/>
      <text:p text:style-name="P2">- <text:span text:style-name="T3">getIdRequest(r):</text:span></text:p>
      <text:p text:style-name="P2"><text:tab/>- <text:span text:style-name="T3">Pre-condizioni:</text:span></text:p>
      <text:p text:style-name="P6"><text:tab/><text:tab/>- <text:span text:style-name="T2">r !=</text:span><text:span text:style-name="T4"> NULL</text:span></text:p>
      <text:p text:style-name="P2"><text:tab/>- <text:span text:style-name="T4">Post-condizione:</text:span></text:p>
      <text:p text:style-name="P2"><text:tab/><text:tab/>- <text:span text:style-name="T4">Restituisce un int rappresentante l’ID di r</text:span></text:p>
      <text:p text:style-name="P2"><text:soft-page-break/>- <text:span text:style-name="T4">getType(r):</text:span></text:p>
      <text:p text:style-name="P2"><text:tab/>- <text:span text:style-name="T4">Pre-condizioni:</text:span></text:p>
      <text:p text:style-name="P7"><text:tab/><text:tab/>- <text:s/><text:span text:style-name="T2">Nessuna</text:span></text:p>
      <text:p text:style-name="P2"><text:tab/>- <text:span text:style-name="T4">Post-condizione:</text:span></text:p>
      <text:p text:style-name="P2"><text:tab/><text:tab/>- <text:span text:style-name="T2">Se r != NULL restituisce un carattere rappresentante la tipologia della <text:tab/><text:tab/> <text:s/>richiesta, altrimenti restituisce come valore di default ‘z’</text:span></text:p>
      <text:p text:style-name="P2"/>
      <text:p text:style-name="P2">- <text:span text:style-name="T4">getUrgency(r):</text:span></text:p>
      <text:p text:style-name="P2"><text:tab/>- <text:span text:style-name="T4">Pre-condizion</text:span><text:span text:style-name="T5">i</text:span><text:span text:style-name="T4">:</text:span></text:p>
      <text:p text:style-name="P7"><text:tab/><text:tab/>- <text:span text:style-name="T2">Nessuna</text:span></text:p>
      <text:p text:style-name="P2"><text:tab/>- <text:span text:style-name="T4">Post-condizione:</text:span></text:p>
      <text:p text:style-name="P2"><text:tab/><text:tab/>- <text:span text:style-name="T2">Se r != NULL, </text:span><text:span text:style-name="T4">getUrgency(r) → n € {1, 2, 3, 4, 5}. </text:span><text:span text:style-name="T2">altrimenti </text:span><text:span text:style-name="T4">n = -1</text:span></text:p>
      <text:p text:style-name="P2"/>
      <text:p text:style-name="P2">-<text:span text:style-name="T4">getApartment(r):</text:span></text:p>
      <text:p text:style-name="P2"><text:tab/>- <text:span text:style-name="T4">Pre-condizion</text:span><text:span text:style-name="T5">i</text:span><text:span text:style-name="T4">:</text:span></text:p>
      <text:p text:style-name="P7"><text:tab/><text:tab/>- <text:span text:style-name="T2">Nessuna</text:span></text:p>
      <text:p text:style-name="P2"><text:tab/>- <text:span text:style-name="T4">Post-condizione:</text:span></text:p>
      <text:p text:style-name="P2"><text:tab/><text:tab/>- <text:span text:style-name="T2">Se r != NULL, getApartment(r) → n &gt;= 0 (0 per indicare l’intero <text:tab/><text:tab/><text:tab/> <text:s/>edificio), altrimenti -1</text:span></text:p>
      <text:p text:style-name="P2"/>
      <text:p text:style-name="P2">- <text:span text:style-name="T5">getSubmissionDate(r):</text:span></text:p>
      <text:p text:style-name="P2"><text:tab/>- <text:span text:style-name="T5">Pre-condizioni:</text:span></text:p>
      <text:p text:style-name="P8"><text:tab/><text:tab/>- <text:span text:style-name="T2">Nessuna</text:span></text:p>
      <text:p text:style-name="P2"><text:tab/>- <text:span text:style-name="T5">Post-condizione:</text:span></text:p>
      <text:p text:style-name="P2"><text:tab/><text:tab/>- <text:span text:style-name="T2">Se r != NULL, </text:span><text:span text:style-name="T5">getSubmissionDate(r) → s = “YYYY/MM/DD”, <text:tab/><text:tab/><text:tab/> <text:s/></text:span><text:span text:style-name="T2">altrimenti s = NULL</text:span></text:p>
      <text:p text:style-name="P2"/>
      <text:p text:style-name="P2">- <text:span text:style-name="T5">getDescription(r):</text:span></text:p>
      <text:p text:style-name="P2"><text:tab/>- <text:span text:style-name="T5">Pre-condizioni:</text:span></text:p>
      <text:p text:style-name="P8"><text:tab/><text:tab/>- <text:span text:style-name="T4">r !</text:span><text:span text:style-name="T2">= NULL</text:span></text:p>
      <text:p text:style-name="P2"><text:tab/>- <text:span text:style-name="T5">Post-condizione:</text:span></text:p>
      <text:p text:style-name="P2"><text:tab/><text:tab/>- <text:span text:style-name="T5">Restituisce un puntatore alla stringa contenente la descrizione della <text:tab/><text:tab/><text:tab/> <text:s/>richiesta r</text:span></text:p>
      <text:p text:style-name="P2"/>
      <text:p text:style-name="P2">- <text:span text:style-name="T5">printRequest(r):</text:span></text:p>
      <text:p text:style-name="P2"><text:tab/>- <text:span text:style-name="T5">Pre-condizioni:</text:span></text:p>
      <text:p text:style-name="P8"><text:tab/><text:tab/>- <text:span text:style-name="T4">r !</text:span><text:span text:style-name="T2">= NULL</text:span></text:p>
      <text:p text:style-name="P8"><text:tab/>- <text:span text:style-name="T5">Post-condizione:</text:span></text:p>
      <text:p text:style-name="P2"><text:tab/><text:tab/>- <text:span text:style-name="T5">Nessuna (void)</text:span></text:p>
      <text:p text:style-name="P2"><text:tab/>- <text:span text:style-name="T5">Side-effect:</text:span></text:p>
      <text:p text:style-name="P2"><text:tab/><text:tab/>- <text:span text:style-name="T5">Stampa in output tutte le informazione di r</text:span></text:p>
      <text:p text:style-name="P2"/>
      <text:p text:style-name="P2"/>
      <text:p text:style-name="P2"/>
      <text:p text:style-name="P2"/>
      <text:p text:style-name="P2"><text:soft-page-break/>- <text:span text:style-name="T2">deallocateRequest(r):</text:span></text:p>
      <text:p text:style-name="P2"><text:tab/>- <text:span text:style-name="T2">Pre-condizioni:</text:span></text:p>
      <text:p text:style-name="P6"><text:tab/><text:tab/>- <text:span text:style-name="T4">r !</text:span><text:span text:style-name="T1">= NULL</text:span></text:p>
      <text:p text:style-name="P2"><text:tab/>- <text:span text:style-name="T2">Post-condizione:</text:span></text:p>
      <text:p text:style-name="P2"><text:tab/><text:tab/>- <text:span text:style-name="T2">Nessuna (void)</text:span></text:p>
      <text:p text:style-name="P2"><text:tab/>- <text:span text:style-name="T2">Side-effect:</text:span></text:p>
      <text:p text:style-name="P2"><text:tab/><text:tab/>- <text:span text:style-name="T2">Dealloca la memoria puntata da r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6T23:02:12.493832900</meta:creation-date>
    <dc:date>2026-04-27T00:10:11.320040700</dc:date>
    <meta:editing-duration>PT6M3S</meta:editing-duration>
    <meta:editing-cycles>1</meta:editing-cycles>
    <meta:document-statistic meta:table-count="0" meta:image-count="0" meta:object-count="0" meta:page-count="3" meta:paragraph-count="72" meta:word-count="364" meta:character-count="2461" meta:non-whitespace-character-count="2058"/>
    <meta:generator>LibreOffice/25.8.5.2$Windows_X86_64 LibreOffice_project/9c8b85f387cc00a89945a79c9e6239f32e450ac2</meta:generator>
  </office:meta>
</office:document-meta>
</file>